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标准" style:font-family-generic="swiss" style:font-pitch="variable"/>
    <style:font-face style:name="微软雅黑1" svg:font-family="微软雅黑" style:font-family-generic="swiss" style:font-pitch="variable"/>
    <style:font-face style:name="文泉驿等宽微米黑" svg:font-family="文泉驿等宽微米黑" style:font-family-generic="swiss" style:font-pitch="variable"/>
    <style:font-face style:name="文泉驿等宽微米黑1" svg:font-family="文泉驿等宽微米黑" style:font-adornments="标准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left" draw:textarea-vertical-align="top" draw:auto-grow-height="false" fo:padding-top="0.1cm" fo:padding-bottom="0.1cm" fo:padding-left="0.1cm" fo:padding-right="0.1cm" style:protect="siz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egoe UI1" fo:font-size="18pt" style:font-name-asian="文泉驿等宽微米黑1" style:font-size-asian="18pt" style:font-size-complex="18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style:font-name="Segoe UI1" fo:font-size="18pt" style:font-name-asian="文泉驿等宽微米黑1" style:font-size-asian="18pt" style:font-size-complex="18pt"/>
    </style:style>
    <style:style style:name="T2" style:family="text">
      <style:text-properties style:font-name="Segoe UI1" fo:font-size="15pt" style:font-name-asian="文泉驿等宽微米黑1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2" draw:id="id2" draw:layer="layout" svg:width="2cm" svg:height="2cm" svg:x="4.5cm" svg:y="16.5cm">
          <text:p text:style-name="P1"><text:span text:style-name="T1">T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4" draw:id="id4" draw:layer="layout" svg:width="2cm" svg:height="2cm" svg:x="7.5cm" svg:y="7.5cm">
          <text:p text:style-name="P1"><text:span text:style-name="T1">Acto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5" draw:id="id5" draw:layer="layout" svg:width="2cm" svg:height="2cm" svg:x="4.5cm" svg:y="2.5cm">
          <text:p text:style-name="P1"><text:span text:style-name="T1">Acto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8.5cm" svg:y1="14.5cm" svg:x2="5.5cm" svg:y2="16.5cm" draw:start-shape="id1" draw:start-glue-point="6" draw:end-shape="id2" draw:end-glue-point="5" svg:d="m8500 14500v1001h-3000v999" svg:viewBox="0 0 3001 2001">
          <text:p/>
        </draw:connector>
        <draw:connector draw:style-name="gr2" draw:text-style-name="P1" draw:layer="layout" svg:x1="8.5cm" svg:y1="10.5cm" svg:x2="8.5cm" svg:y2="9.5cm" draw:start-shape="id3" draw:end-shape="id4" draw:end-glue-point="8" svg:d="m8500 10500v-1000" svg:viewBox="0 0 1 1001">
          <text:p/>
        </draw:connector>
        <draw:connector draw:style-name="gr2" draw:text-style-name="P1" draw:layer="layout" svg:x1="8.5cm" svg:y1="7.5cm" svg:x2="5.5cm" svg:y2="4.5cm" draw:start-shape="id4" draw:start-glue-point="4" draw:end-shape="id5" draw:end-glue-point="8" svg:d="m8500 7500v-1499h-3000v-1501" svg:viewBox="0 0 3001 3001">
          <text:p/>
        </draw:connector>
        <draw:custom-shape draw:style-name="gr1" draw:text-style-name="P2" xml:id="id16" draw:id="id16" draw:layer="layout" svg:width="2cm" svg:height="2cm" svg:x="22.5cm" svg:y="16.5cm">
          <text:p text:style-name="P1"><text:span text:style-name="T1">T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19" draw:id="id19" draw:layer="layout" svg:width="2cm" svg:height="2cm" svg:x="22.5cm" svg:y="2.5cm">
          <text:p text:style-name="P1"><text:span text:style-name="T1">Acto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" draw:id="id3" draw:layer="layout" svg:width="2cm" svg:height="2cm" svg:x="7.5cm" svg:y="10.5cm">
          <text:p text:style-name="P1"><text:span text:style-name="T1">Graph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1" draw:id="id1" draw:layer="layout" svg:width="2cm" svg:height="1cm" svg:x="7.5cm" svg:y="13.5cm">
          <text:p text:style-name="P1"><text:span text:style-name="T2">SPARQL</text:span>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onnector draw:style-name="gr2" draw:text-style-name="P1" draw:layer="layout" svg:x1="8.5cm" svg:y1="12.5cm" svg:x2="8.5cm" svg:y2="13.5cm" draw:start-shape="id3" draw:start-glue-point="6" draw:end-shape="id1" draw:end-glue-point="4" svg:d="m8500 12500v1000" svg:viewBox="0 0 1 1001">
          <text:p/>
        </draw:connector>
        <draw:custom-shape draw:style-name="gr1" draw:text-style-name="P2" xml:id="id8" draw:id="id8" draw:layer="layout" svg:width="2cm" svg:height="2cm" svg:x="4.5cm" svg:y="7.5cm">
          <text:p text:style-name="P1"><text:span text:style-name="T1">Acto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5.5cm" svg:y1="14.5cm" svg:x2="5.5cm" svg:y2="16.5cm" draw:start-shape="id6" draw:start-glue-point="6" svg:d="m5500 14500v2000" svg:viewBox="0 0 1 2001">
          <text:p/>
        </draw:connector>
        <draw:connector draw:style-name="gr2" draw:text-style-name="P1" draw:layer="layout" svg:x1="5.5cm" svg:y1="10.5cm" svg:x2="5.5cm" svg:y2="9.5cm" draw:start-shape="id7" draw:end-shape="id8" draw:end-glue-point="8" svg:d="m5500 10500v-1000" svg:viewBox="0 0 1 1001">
          <text:p/>
        </draw:connector>
        <draw:connector draw:style-name="gr2" draw:text-style-name="P1" draw:layer="layout" svg:x1="5.5cm" svg:y1="7.5cm" svg:x2="5.5cm" svg:y2="4.5cm" draw:start-shape="id8" draw:start-glue-point="4" svg:d="m5500 7500v-3000" svg:viewBox="0 0 1 3001">
          <text:p/>
        </draw:connector>
        <draw:custom-shape draw:style-name="gr1" draw:text-style-name="P2" xml:id="id7" draw:id="id7" draw:layer="layout" svg:width="2cm" svg:height="2cm" svg:x="4.5cm" svg:y="10.5cm">
          <text:p text:style-name="P1"><text:span text:style-name="T1">Graph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6" draw:id="id6" draw:layer="layout" svg:width="2cm" svg:height="1cm" svg:x="4.5cm" svg:y="13.5cm">
          <text:p text:style-name="P1"><text:span text:style-name="T2">SPARQL</text:span>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onnector draw:style-name="gr2" draw:text-style-name="P1" draw:layer="layout" svg:x1="5.5cm" svg:y1="12.5cm" svg:x2="5.5cm" svg:y2="13.5cm" draw:start-shape="id7" draw:start-glue-point="6" draw:end-shape="id6" draw:end-glue-point="4" svg:d="m5500 12500v1000" svg:viewBox="0 0 1 1001">
          <text:p/>
        </draw:connector>
        <draw:custom-shape draw:style-name="gr1" draw:text-style-name="P2" xml:id="id11" draw:id="id11" draw:layer="layout" svg:width="2cm" svg:height="2cm" svg:x="1.5cm" svg:y="7.5cm">
          <text:p text:style-name="P1"><text:span text:style-name="T1">Acto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2.5cm" svg:y1="14.5cm" svg:x2="5.5cm" svg:y2="16.5cm" draw:start-shape="id9" draw:start-glue-point="6" draw:end-shape="id2" svg:d="m2500 14500v1001h3000v999" svg:viewBox="0 0 3001 2001">
          <text:p/>
        </draw:connector>
        <draw:connector draw:style-name="gr2" draw:text-style-name="P1" draw:layer="layout" svg:x1="2.5cm" svg:y1="10.5cm" svg:x2="2.5cm" svg:y2="9.5cm" draw:start-shape="id10" draw:end-shape="id11" draw:end-glue-point="8" svg:d="m2500 10500v-1000" svg:viewBox="0 0 1 1001">
          <text:p/>
        </draw:connector>
        <draw:connector draw:style-name="gr2" draw:text-style-name="P1" draw:layer="layout" svg:x1="2.5cm" svg:y1="7.5cm" svg:x2="5.5cm" svg:y2="4.5cm" draw:start-shape="id11" draw:start-glue-point="4" draw:end-shape="id5" draw:end-glue-point="2" svg:d="m2500 7500v-1499h3000v-1501" svg:viewBox="0 0 3001 3001">
          <text:p/>
        </draw:connector>
        <draw:custom-shape draw:style-name="gr1" draw:text-style-name="P2" xml:id="id10" draw:id="id10" draw:layer="layout" svg:width="2cm" svg:height="2cm" svg:x="1.5cm" svg:y="10.5cm">
          <text:p text:style-name="P1"><text:span text:style-name="T1">Graph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9" draw:id="id9" draw:layer="layout" svg:width="2cm" svg:height="1cm" svg:x="1.5cm" svg:y="13.5cm">
          <text:p text:style-name="P1"><text:span text:style-name="T2">SPARQL</text:span>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onnector draw:style-name="gr2" draw:text-style-name="P1" draw:layer="layout" svg:x1="2.5cm" svg:y1="12.5cm" svg:x2="2.5cm" svg:y2="13.5cm" draw:start-shape="id10" draw:start-glue-point="6" draw:end-shape="id9" draw:end-glue-point="4" svg:d="m2500 12500v1000" svg:viewBox="0 0 1 1001">
          <text:p/>
        </draw:connector>
        <draw:custom-shape draw:style-name="gr1" draw:text-style-name="P2" xml:id="id14" draw:id="id14" draw:layer="layout" svg:width="2cm" svg:height="2cm" svg:x="11.5cm" svg:y="7.5cm">
          <text:p text:style-name="P1"><text:span text:style-name="T1">Acto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12.5cm" svg:y1="14.5cm" svg:x2="6.5cm" svg:y2="17.5cm" draw:start-shape="id12" draw:start-glue-point="6" draw:end-shape="id2" draw:end-glue-point="8" svg:d="m12500 14500v3000h-6000" svg:viewBox="0 0 6001 3001">
          <text:p/>
        </draw:connector>
        <draw:connector draw:style-name="gr2" draw:text-style-name="P1" draw:layer="layout" svg:x1="12.5cm" svg:y1="10.5cm" svg:x2="12.5cm" svg:y2="9.5cm" draw:start-shape="id13" draw:end-shape="id14" draw:end-glue-point="8" svg:d="m12500 10500v-1000" svg:viewBox="0 0 1 1001">
          <text:p/>
        </draw:connector>
        <draw:connector draw:style-name="gr2" draw:text-style-name="P1" draw:layer="layout" svg:x1="12.5cm" svg:y1="7.5cm" svg:x2="6.5cm" svg:y2="3.5cm" draw:start-shape="id14" draw:start-glue-point="4" draw:end-shape="id5" draw:end-glue-point="10" svg:d="m12500 7500v-4000h-6000" svg:viewBox="0 0 6001 4001">
          <text:p/>
        </draw:connector>
        <draw:custom-shape draw:style-name="gr1" draw:text-style-name="P2" xml:id="id13" draw:id="id13" draw:layer="layout" svg:width="2cm" svg:height="2cm" svg:x="11.5cm" svg:y="10.5cm">
          <text:p text:style-name="P1"><text:span text:style-name="T1">Graph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12" draw:id="id12" draw:layer="layout" svg:width="2cm" svg:height="1cm" svg:x="11.5cm" svg:y="13.5cm">
          <text:p text:style-name="P1"><text:span text:style-name="T2">UPDATE</text:span>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onnector draw:style-name="gr2" draw:text-style-name="P1" draw:layer="layout" svg:x1="12.5cm" svg:y1="12.5cm" svg:x2="12.5cm" svg:y2="13.5cm" draw:start-shape="id13" draw:start-glue-point="6" draw:end-shape="id12" draw:end-glue-point="4" svg:d="m12500 12500v1000" svg:viewBox="0 0 1 1001">
          <text:p/>
        </draw:connector>
        <draw:custom-shape draw:style-name="gr1" draw:text-style-name="P2" xml:id="id18" draw:id="id18" draw:layer="layout" svg:width="2cm" svg:height="2cm" svg:x="20.5cm" svg:y="7.5cm">
          <text:p text:style-name="P1"><text:span text:style-name="T1">Acto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21.5cm" svg:y1="14.5cm" svg:x2="23.5cm" svg:y2="16.5cm" draw:start-shape="id15" draw:start-glue-point="6" draw:end-shape="id16" draw:end-glue-point="5" svg:d="m21500 14500v1001h2000v999" svg:viewBox="0 0 2001 2001">
          <text:p/>
        </draw:connector>
        <draw:connector draw:style-name="gr2" draw:text-style-name="P1" draw:layer="layout" svg:x1="21.5cm" svg:y1="10.5cm" svg:x2="21.5cm" svg:y2="9.5cm" draw:start-shape="id17" draw:end-shape="id18" draw:end-glue-point="8" svg:d="m21500 10500v-1000" svg:viewBox="0 0 1 1001">
          <text:p/>
        </draw:connector>
        <draw:connector draw:style-name="gr2" draw:text-style-name="P1" draw:layer="layout" svg:x1="21.5cm" svg:y1="7.5cm" svg:x2="23.5cm" svg:y2="4.5cm" draw:start-shape="id18" draw:start-glue-point="4" draw:end-shape="id19" draw:end-glue-point="8" svg:d="m21500 7500v-1499h2000v-1501" svg:viewBox="0 0 2001 3001">
          <text:p/>
        </draw:connector>
        <draw:custom-shape draw:style-name="gr1" draw:text-style-name="P2" xml:id="id17" draw:id="id17" draw:layer="layout" svg:width="2cm" svg:height="2cm" svg:x="20.5cm" svg:y="10.5cm">
          <text:p text:style-name="P1"><text:span text:style-name="T1">Graph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15" draw:id="id15" draw:layer="layout" svg:width="2cm" svg:height="1cm" svg:x="20.5cm" svg:y="13.5cm">
          <text:p text:style-name="P1"><text:span text:style-name="T2">SPARQL</text:span>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onnector draw:style-name="gr2" draw:text-style-name="P1" draw:layer="layout" svg:x1="21.5cm" svg:y1="12.5cm" svg:x2="21.5cm" svg:y2="13.5cm" draw:start-shape="id17" draw:start-glue-point="6" draw:end-shape="id15" draw:end-glue-point="4" svg:d="m21500 12500v1000" svg:viewBox="0 0 1 1001">
          <text:p/>
        </draw:connector>
        <draw:custom-shape draw:style-name="gr1" draw:text-style-name="P2" xml:id="id22" draw:id="id22" draw:layer="layout" svg:width="2cm" svg:height="2cm" svg:x="24.5cm" svg:y="7.5cm">
          <text:p text:style-name="P1"><text:span text:style-name="T1">Acto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25.5cm" svg:y1="14.5cm" svg:x2="23.5cm" svg:y2="16.5cm" draw:start-shape="id20" draw:start-glue-point="6" draw:end-shape="id16" draw:end-glue-point="5" svg:d="m25500 14500v1001h-2000v999" svg:viewBox="0 0 2001 2001">
          <text:p/>
        </draw:connector>
        <draw:connector draw:style-name="gr2" draw:text-style-name="P1" draw:layer="layout" svg:x1="25.5cm" svg:y1="10.5cm" svg:x2="25.5cm" svg:y2="9.5cm" draw:start-shape="id21" draw:end-shape="id22" draw:end-glue-point="8" svg:d="m25500 10500v-1000" svg:viewBox="0 0 1 1001">
          <text:p/>
        </draw:connector>
        <draw:connector draw:style-name="gr2" draw:text-style-name="P1" draw:layer="layout" svg:x1="25.5cm" svg:y1="7.5cm" svg:x2="23.5cm" svg:y2="4.5cm" draw:start-shape="id22" draw:start-glue-point="4" draw:end-shape="id19" draw:end-glue-point="8" svg:d="m25500 7500v-1499h-2000v-1501" svg:viewBox="0 0 2001 3001">
          <text:p/>
        </draw:connector>
        <draw:custom-shape draw:style-name="gr1" draw:text-style-name="P2" xml:id="id21" draw:id="id21" draw:layer="layout" svg:width="2cm" svg:height="2cm" svg:x="24.5cm" svg:y="10.5cm">
          <text:p text:style-name="P1"><text:span text:style-name="T1">Graph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20" draw:id="id20" draw:layer="layout" svg:width="2cm" svg:height="1cm" svg:x="24.5cm" svg:y="13.5cm">
          <text:p text:style-name="P1"><text:span text:style-name="T2">UPDATE</text:span>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onnector draw:style-name="gr2" draw:text-style-name="P1" draw:layer="layout" svg:x1="25.5cm" svg:y1="12.5cm" svg:x2="25.5cm" svg:y2="13.5cm" draw:start-shape="id21" draw:start-glue-point="6" draw:end-shape="id20" draw:end-glue-point="4" svg:d="m25500 12500v1000" svg:viewBox="0 0 1 1001">
          <text:p/>
        </draw:connector>
        <draw:custom-shape draw:style-name="gr1" draw:text-style-name="P2" xml:id="id24" draw:id="id24" draw:layer="layout" svg:width="2cm" svg:height="2cm" svg:x="11.5cm" svg:y="18.5cm">
          <text:p text:style-name="P1"><text:span text:style-name="T1">Acto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7.5cm" svg:y1="19.5cm" svg:x2="5.5cm" svg:y2="18.5cm" draw:start-shape="id23" draw:start-glue-point="5" draw:end-shape="id2" draw:end-glue-point="7" svg:d="m7500 19500h-2000v-1000" svg:viewBox="0 0 2001 1001">
          <text:p/>
        </draw:connector>
        <draw:custom-shape draw:style-name="gr3" draw:text-style-name="P3" xml:id="id23" draw:id="id23" draw:layer="layout" svg:width="2cm" svg:height="1cm" svg:x="7.5cm" svg:y="19cm">
          <text:p text:style-name="P1"><text:span text:style-name="T2">UPDATE</text:span>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onnector draw:style-name="gr2" draw:text-style-name="P1" draw:layer="layout" svg:x1="11.5cm" svg:y1="19.5cm" svg:x2="9.5cm" svg:y2="19.5cm" draw:start-shape="id24" draw:start-glue-point="6" draw:end-shape="id23" draw:end-glue-point="7" svg:d="m11500 19500h-2000" svg:viewBox="0 0 2001 1">
          <text:p/>
        </draw:connector>
        <draw:custom-shape draw:style-name="gr4" draw:text-style-name="P2" draw:layer="layout" svg:width="7cm" svg:height="3cm" svg:x="7cm" svg:y="18cm">
          <text:p text:style-name="P1"><text:span text:style-name="T1">Lazy Upda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8.5cm" svg:x="1cm" svg:y="6.5cm">
          <text:p text:style-name="P1"><text:span text:style-name="T1">R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8.5cm" svg:x="11cm" svg:y="6.5cm">
          <text:p text:style-name="P1"><text:span text:style-name="T1">Writ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2cm" svg:x="14.5cm" svg:y="7.5cm">
          <text:p text:style-name="P1"><text:span text:style-name="T1">Message</text:span></text:p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2" xml:id="id25" draw:id="id25" draw:layer="layout" svg:width="2cm" svg:height="2cm" svg:x="13.5cm" svg:y="0.5cm">
          <text:p text:style-name="P1"><text:span text:style-name="T1">Acto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5.5cm" svg:y1="2.5cm" svg:x2="13.5cm" svg:y2="1.5cm" draw:start-shape="id5" draw:start-glue-point="4" draw:end-shape="id25" draw:end-glue-point="3" svg:d="m5500 2500v-1000h8000" svg:viewBox="0 0 8001 1001">
          <text:p/>
        </draw:connector>
        <draw:connector draw:style-name="gr2" draw:text-style-name="P1" draw:layer="layout" svg:x1="23.5cm" svg:y1="2.5cm" svg:x2="15.5cm" svg:y2="1.5cm" draw:start-shape="id19" draw:start-glue-point="4" draw:end-shape="id25" draw:end-glue-point="1" svg:d="m23500 2500v-1000h-8000" svg:viewBox="0 0 80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标准" style:font-family-generic="swiss" style:font-pitch="variable"/>
    <style:font-face style:name="微软雅黑1" svg:font-family="微软雅黑" style:font-family-generic="swiss" style:font-pitch="variable"/>
    <style:font-face style:name="文泉驿等宽微米黑" svg:font-family="文泉驿等宽微米黑" style:font-family-generic="swiss" style:font-pitch="variable"/>
    <style:font-face style:name="文泉驿等宽微米黑1" svg:font-family="文泉驿等宽微米黑" style:font-adornments="标准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2T15:47:22.737000000</meta:creation-date>
    <dc:date>2014-01-02T17:50:37.237000000</dc:date>
    <meta:editing-duration>PT1H43M13S</meta:editing-duration>
    <meta:editing-cycles>16</meta:editing-cycles>
    <meta:generator>LibreOffice/4.1.3.2$Windows_x86 LibreOffice_project/70feb7d99726f064edab4605a8ab840c50ec57a</meta:generator>
    <meta:document-statistic meta:object-count="57"/>
  </office:meta>
</office:document-meta>
</file>